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Arial" svg:font-family="Arial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 style:list-style-name="Numbering_20_1">
      <style:text-properties officeooo:rsid="00058af8" officeooo:paragraph-rsid="00058a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35138205" text:style-name="Numbering_20_1">
        <text:list-item>
          <text:p text:style-name="P1">Content of the first line.</text:p>
        </text:list-item>
        <text:list-item>
          <text:p text:style-name="P1">Content of the second li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Arial" svg:font-family="Arial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both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56:30.232000000</meta:creation-date>
    <dc:date>2017-03-24T14:57:58.293000000</dc:date>
    <meta:editing-duration>PT1M26S</meta:editing-duration>
    <meta:editing-cycles>3</meta:editing-cycles>
    <meta:generator>LibreOffice/5.3.1.2$Windows_x86 LibreOffice_project/e80a0e0fd1875e1696614d24c32df0f95f03deb2</meta:generator>
    <meta:document-statistic meta:table-count="0" meta:image-count="0" meta:object-count="0" meta:page-count="1" meta:paragraph-count="2" meta:word-count="12" meta:character-count="57" meta:non-whitespace-character-count="49"/>
  </office:meta>
</office:document-meta>
</file>